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9269" officeooo:paragraph-rsid="000992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9:11:50.979657413</meta:creation-date>
    <dc:date>2020-07-23T19:12:20.577740899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0.7.3$Linux_X86_64 LibreOffice_project/00m0$Build-3</meta:generator>
  </office:meta>
</office:document-meta>
</file>